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3" style:family="table-cell" style:parent-style-name="TL Data" style:name="ce2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1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3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3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65" style:display-name="ce6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6" style:display-name="ce6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50"/>
        <table:table-column table:style-name="co10" table:default-cell-style-name="ce50"/>
        <table:table-column table:style-name="co11" table:default-cell-style-name="ce50" table:number-columns-repeated="2"/>
        <table:table-column table:style-name="co5" table:default-cell-style-name="ce2" table:number-columns-repeated="217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PROVINCIE GRONINGEN; <text:s/>DERDE GEDEELTE: INDEELING DER WERKELIJKE BEVOLKING NAAR DE GEBOORTEPLAATS EN DE NATIONALITEIT, OPPERVLAKTE IN HECTAREN EN AREN, DICHTHEID DER BEVOLKING</text:p>
          </table:table-cell>
          <table:table-cell table:style-name="ce12" table:number-columns-repeated="31"/>
          <table:table-cell table:style-name="ce36" table:number-columns-repeated="8"/>
          <table:table-cell table:style-name="ce5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ce14" table:number-columns-spanned="12" office:value-type="string">
            <text:p>Nederlanders, geboren</text:p>
          </table:table-cell>
          <table:covered-table-cell table:style-name="ce21" table:number-columns-repeated="11"/>
          <table:table-cell ns41:value-type="string" table:number-rows-spanned="1" table:style-name="ce21" table:number-columns-spanned="14" office:value-type="string">
            <text:p>Vreemdelingen, van nationaliteit behoorende tot</text:p>
          </table:table-cell>
          <table:covered-table-cell table:style-name="ce21" table:number-columns-repeated="13"/>
          <table:table-cell ns41:value-type="string" table:number-rows-spanned="2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3" table:style-name="ce27" table:number-columns-spanned="1" office:value-type="string">
            <text:p>Oppervlakte in hectaren en aren</text:p>
          </table:table-cell>
          <table:table-cell ns41:value-type="string" table:number-rows-spanned="3" table:style-name="ce27" table:number-columns-spanned="1" office:value-type="string">
            <text:p>Bewoners op duizend hectaren</text:p>
          </table:table-cell>
          <table:table-cell ns41:value-type="string" table:number-rows-spanned="3" table:style-name="ce37" table:number-columns-spanned="1" office:value-type="string">
            <text:p>CBS nummer</text:p>
          </table:table-cell>
          <table:table-cell ns41:value-type="string" table:number-rows-spanned="3" table:style-name="ce43" table:number-columns-spanned="1" office:value-type="string">
            <text:p>Amsterdamse code</text:p>
          </table:table-cell>
          <table:table-cell ns41:value-type="string" table:number-rows-spanned="3" table:style-name="ce37" table:number-columns-spanned="1" office:value-type="string">
            <text:p>Grootteklasse</text:p>
          </table:table-cell>
          <table:table-cell ns41:value-type="string" table:number-rows-spanned="3" table:style-name="ce37" table:number-columns-spanned="1" office:value-type="string">
            <text:p>Provincie</text:p>
          </table:table-cell>
          <table:table-cell ns41:value-type="string" table:number-rows-spanned="3" table:style-name="ce37" table:number-columns-spanned="1" office:value-type="string">
            <text:p>Telling</text:p>
          </table:table-cell>
          <table:table-cell ns41:value-type="string" table:number-rows-spanned="3" table:style-name="ce37" table:number-columns-spanned="1" office:value-type="string">
            <text:p>Tabel</text:p>
          </table:table-cell>
          <table:table-cell ns41:value-type="string" table:number-rows-spanned="3" table:style-name="ce37" table:number-columns-spanned="1" office:value-type="string">
            <text:p>Pagina links</text:p>
          </table:table-cell>
          <table:table-cell ns41:value-type="string" table:number-rows-spanned="3" table:style-name="ce37" table:number-columns-spanned="1" office:value-type="string">
            <text:p>Pagina rechts</text:p>
          </table:table-cell>
          <table:table-cell ns41:value-type="string" table:number-rows-spanned="3" table:style-name="ce59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5" table:number-columns-spanned="2" office:value-type="string">
            <text:p>In de gemeente hunner werkelijke woonplaats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 vreemd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Duitsch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België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root-Brittannië <text:s/>en I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Frank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Zwits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een ander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onbekend</text:p>
          </table:table-cell>
          <table:covered-table-cell table:style-name="ce22" table:number-columns-repeated="5"/>
          <table:covered-table-cell table:style-name="ce38"/>
          <table:covered-table-cell table:style-name="ce44"/>
          <table:covered-table-cell table:style-name="ce38" table:number-columns-repeated="6"/>
          <table:covered-table-cell table:style-name="ce60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ce16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table:style-name="ce23"/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covered-table-cell table:style-name="ce23" table:number-columns-repeated="2"/>
          <table:covered-table-cell table:style-name="ce39"/>
          <table:covered-table-cell table:style-name="ce45"/>
          <table:covered-table-cell table:style-name="ce39" table:number-columns-repeated="6"/>
          <table:covered-table-cell table:style-name="ce61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30"/>
          <table:table-cell table:style-name="ce40" table:number-columns-repeated="4"/>
          <table:table-cell table:style-name="ce51" table:number-columns-repeated="3"/>
          <table:table-cell table:style-name="ce56"/>
          <table:table-cell table:style-name="ce62"/>
          <table:table-cell table:style-name="ce6" table:number-columns-repeated="983"/>
        </table:table-row>
        <table:table-row table:style-name="ro5">
          <table:table-cell ns41:value-type="string" table:style-name="ce7" office:value-type="string">
            <text:p>Voornaamste gemeenten (van 20.000 inwoners en daarboven)</text:p>
          </table:table-cell>
          <table:table-cell table:style-name="ce13"/>
          <table:table-cell table:style-name="ce17"/>
          <table:table-cell table:style-name="ce24" table:number-columns-repeated="28"/>
          <table:table-cell table:style-name="ce31"/>
          <table:table-cell table:style-name="ce41"/>
          <table:table-cell table:style-name="ce46" table:number-columns-repeated="3"/>
          <table:table-cell table:style-name="ce52"/>
          <table:table-cell table:style-name="ce54" table:number-columns-repeated="2"/>
          <table:table-cell table:style-name="ce57"/>
          <table:table-cell table:style-name="ce63"/>
          <table:table-cell table:style-name="ce50" table:number-columns-repeated="983"/>
        </table:table-row>
        <table:table-row table:style-name="ro6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18" office:value="16032" office:value-type="float">
            <text:p>16032</text:p>
          </table:table-cell>
          <table:table-cell ns41:value-type="float" table:style-name="TL Data" office:value="17573" office:value-type="float">
            <text:p>17573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7551" office:value-type="float">
            <text:p>7551</text:p>
          </table:table-cell>
          <table:table-cell ns41:value-type="float" table:style-name="TL Data" office:value="4159" office:value-type="float">
            <text:p>4159</text:p>
          </table:table-cell>
          <table:table-cell ns41:value-type="float" table:style-name="TL Data" office:value="4266" office:value-type="float">
            <text:p>4266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176" office:value-type="float">
            <text:p>26176</text:p>
          </table:table-cell>
          <table:table-cell ns41:value-type="float" table:style-name="TL Data" office:value="29862" office:value-type="float">
            <text:p>29862</text:p>
          </table:table-cell>
          <table:table-cell ns41:value-type="float" table:style-name="TL Data" office:value="1784.05" office:value-type="float">
            <text:p>1784.05</text:p>
          </table:table-cell>
          <table:table-cell ns41:value-type="float" table:style-name="ce32" office:value="31410.55" office:value-type="float">
            <text:p>31410.55</text:p>
          </table:table-cell>
          <table:table-cell ns41:value-type="float" table:style-name="ce42" office:value="14" office:value-type="float">
            <text:p>14</text:p>
          </table:table-cell>
          <table:table-cell ns41:value-type="float" table:style-name="ce47" office:value="10426" office:value-type="float">
            <text:p>10426</text:p>
          </table:table-cell>
          <table:table-cell ns41:value-type="float" table:style-name="ce47" office:value="2" office:value-type="float">
            <text:p>2</text:p>
          </table:table-cell>
          <table:table-cell ns41:value-type="string" table:style-name="ce47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7">
          <table:table-cell ns41:value-type="string" table:style-name="ce9" office:value-type="string">
            <text:p>Overige gemeenten</text:p>
          </table:table-cell>
          <table:table-cell table:style-name="ce13"/>
          <table:table-cell table:style-name="ce19"/>
          <table:table-cell table:style-name="ce25" table:number-columns-repeated="27"/>
          <table:table-cell table:style-name="ce28"/>
          <table:table-cell table:style-name="ce33"/>
          <table:table-cell table:style-name="Default" table:number-columns-repeated="3"/>
          <table:table-cell table:style-name="ce48"/>
          <table:table-cell table:style-name="ce42"/>
          <table:table-cell table:style-name="ce47" table:number-columns-repeated="3"/>
          <table:table-cell table:style-name="ce64"/>
          <table:table-cell table:style-name="ce50" table:number-columns-repeated="983"/>
        </table:table-row>
        <table:table-row table:style-name="ro6">
          <table:table-cell ns41:value-type="string" table:style-name="ce8" office:value-type="string">
            <text:p>Adorp</text:p>
          </table:table-cell>
          <table:table-cell table:style-name="Default"/>
          <table:table-cell ns41:value-type="float" table:style-name="ce18" office:value="435" office:value-type="float">
            <text:p>43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2185.82" office:value-type="float">
            <text:p>2185.82</text:p>
          </table:table-cell>
          <table:table-cell ns41:value-type="float" table:style-name="ce34" office:value="678.91" office:value-type="float">
            <text:p>678.91</text:p>
          </table:table-cell>
          <table:table-cell ns41:value-type="float" table:style-name="ce42" office:value="1" office:value-type="float">
            <text:p>1</text:p>
          </table:table-cell>
          <table:table-cell ns41:value-type="float" table:style-name="ce47" office:value="10996" office:value-type="float">
            <text:p>1099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duard</text:p>
          </table:table-cell>
          <table:table-cell table:style-name="Default"/>
          <table:table-cell ns41:value-type="float" table:style-name="ce18" office:value="585" office:value-type="float">
            <text:p>58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3025.33" office:value-type="float">
            <text:p>3025.33</text:p>
          </table:table-cell>
          <table:table-cell ns41:value-type="float" table:style-name="ce34" office:value="691.16" office:value-type="float">
            <text:p>691.16</text:p>
          </table:table-cell>
          <table:table-cell ns41:value-type="float" table:style-name="ce42" office:value="2" office:value-type="float">
            <text:p>2</text:p>
          </table:table-cell>
          <table:table-cell ns41:value-type="float" table:style-name="ce47" office:value="10999" office:value-type="float">
            <text:p>1099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ppingedam</text:p>
          </table:table-cell>
          <table:table-cell table:style-name="Default"/>
          <table:table-cell ns41:value-type="float" table:style-name="ce18" office:value="1204" office:value-type="float">
            <text:p>1204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table:style-name="TL Data" table:number-columns-repeated="13"/>
          <table:table-cell ns41:value-type="float" table:style-name="TL Data" office:value="2039" office:value-type="float">
            <text:p>2039</text:p>
          </table:table-cell>
          <table:table-cell ns41:value-type="float" table:style-name="TL Data" office:value="2170" office:value-type="float">
            <text:p>2170</text:p>
          </table:table-cell>
          <table:table-cell ns41:value-type="float" table:style-name="TL Data" office:value="2445.83" office:value-type="float">
            <text:p>2445.83</text:p>
          </table:table-cell>
          <table:table-cell ns41:value-type="float" table:style-name="ce34" office:value="1720.88" office:value-type="float">
            <text:p>1720.88</text:p>
          </table:table-cell>
          <table:table-cell ns41:value-type="float" table:style-name="ce42" office:value="3" office:value-type="float">
            <text:p>3</text:p>
          </table:table-cell>
          <table:table-cell ns41:value-type="float" table:style-name="ce47" office:value="10886" office:value-type="float">
            <text:p>1088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aflo</text:p>
          </table:table-cell>
          <table:table-cell table:style-name="Default"/>
          <table:table-cell ns41:value-type="float" table:style-name="ce18" office:value="794" office:value-type="float">
            <text:p>794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3218.78" office:value-type="float">
            <text:p>3218.78</text:p>
          </table:table-cell>
          <table:table-cell ns41:value-type="float" table:style-name="ce34" office:value="757.11" office:value-type="float">
            <text:p>757.11</text:p>
          </table:table-cell>
          <table:table-cell ns41:value-type="float" table:style-name="ce42" office:value="4" office:value-type="float">
            <text:p>4</text:p>
          </table:table-cell>
          <table:table-cell ns41:value-type="float" table:style-name="ce47" office:value="10539" office:value-type="float">
            <text:p>1053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edum</text:p>
          </table:table-cell>
          <table:table-cell table:style-name="Default"/>
          <table:table-cell ns41:value-type="float" table:style-name="ce18" office:value="1487" office:value-type="float">
            <text:p>1487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5022.8" office:value-type="float">
            <text:p>5022.8</text:p>
          </table:table-cell>
          <table:table-cell ns41:value-type="float" table:style-name="ce34" office:value="1003.82" office:value-type="float">
            <text:p>1003.82</text:p>
          </table:table-cell>
          <table:table-cell ns41:value-type="float" table:style-name="ce42" office:value="5" office:value-type="float">
            <text:p>5</text:p>
          </table:table-cell>
          <table:table-cell ns41:value-type="float" table:style-name="ce47" office:value="10425" office:value-type="float">
            <text:p>10425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eerta</text:p>
          </table:table-cell>
          <table:table-cell table:style-name="Default"/>
          <table:table-cell ns41:value-type="float" table:style-name="ce18" office:value="1541" office:value-type="float">
            <text:p>1541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8194.87" office:value-type="float">
            <text:p>8194.87</text:p>
          </table:table-cell>
          <table:table-cell ns41:value-type="float" table:style-name="ce34" office:value="506.29" office:value-type="float">
            <text:p>506.29</text:p>
          </table:table-cell>
          <table:table-cell ns41:value-type="float" table:style-name="ce42" office:value="6" office:value-type="float">
            <text:p>6</text:p>
          </table:table-cell>
          <table:table-cell ns41:value-type="float" table:style-name="ce47" office:value="11043" office:value-type="float">
            <text:p>1104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ellingwolde</text:p>
          </table:table-cell>
          <table:table-cell table:style-name="Default"/>
          <table:table-cell ns41:value-type="float" table:style-name="ce18" office:value="1621" office:value-type="float">
            <text:p>1621</text:p>
          </table:table-cell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2234" office:value-type="float">
            <text:p>2234</text:p>
          </table:table-cell>
          <table:table-cell ns41:value-type="float" table:style-name="TL Data" office:value="7851.68" office:value-type="float">
            <text:p>7851.68</text:p>
          </table:table-cell>
          <table:table-cell ns41:value-type="float" table:style-name="ce34" office:value="568.03" office:value-type="float">
            <text:p>568.03</text:p>
          </table:table-cell>
          <table:table-cell ns41:value-type="float" table:style-name="ce42" office:value="1019" office:value-type="float">
            <text:p>1019</text:p>
          </table:table-cell>
          <table:table-cell ns41:value-type="float" table:style-name="ce47" office:value="10340" office:value-type="float">
            <text:p>1034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ierum</text:p>
          </table:table-cell>
          <table:table-cell table:style-name="Default"/>
          <table:table-cell ns41:value-type="float" table:style-name="ce18" office:value="1313" office:value-type="float">
            <text:p>1313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4720.63" office:value-type="float">
            <text:p>4720.63</text:p>
          </table:table-cell>
          <table:table-cell ns41:value-type="float" table:style-name="ce34" office:value="778.07" office:value-type="float">
            <text:p>778.07</text:p>
          </table:table-cell>
          <table:table-cell ns41:value-type="float" table:style-name="ce42" office:value="8" office:value-type="float">
            <text:p>8</text:p>
          </table:table-cell>
          <table:table-cell ns41:value-type="float" table:style-name="ce47" office:value="11294" office:value-type="float">
            <text:p>1129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Delfzijl</text:p>
          </table:table-cell>
          <table:table-cell table:style-name="Default"/>
          <table:table-cell ns41:value-type="float" table:style-name="ce18" office:value="2092" office:value-type="float">
            <text:p>2092</text:p>
          </table:table-cell>
          <table:table-cell ns41:value-type="float" table:style-name="TL Data" office:value="2178" office:value-type="float">
            <text:p>217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42" office:value-type="float">
            <text:p>3242</text:p>
          </table:table-cell>
          <table:table-cell ns41:value-type="float" table:style-name="TL Data" office:value="3340" office:value-type="float">
            <text:p>3340</text:p>
          </table:table-cell>
          <table:table-cell ns41:value-type="float" table:style-name="TL Data" office:value="4625.6" office:value-type="float">
            <text:p>4625.6</text:p>
          </table:table-cell>
          <table:table-cell ns41:value-type="float" table:style-name="ce34" office:value="1422.95" office:value-type="float">
            <text:p>1422.95</text:p>
          </table:table-cell>
          <table:table-cell ns41:value-type="float" table:style-name="ce42" office:value="10" office:value-type="float">
            <text:p>10</text:p>
          </table:table-cell>
          <table:table-cell ns41:value-type="float" table:style-name="ce47" office:value="10976" office:value-type="float">
            <text:p>10976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Eenrum</text:p>
          </table:table-cell>
          <table:table-cell table:style-name="Default"/>
          <table:table-cell ns41:value-type="float" table:style-name="ce18" office:value="933" office:value-type="float">
            <text:p>933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2902.47" office:value-type="float">
            <text:p>2902.47</text:p>
          </table:table-cell>
          <table:table-cell ns41:value-type="float" table:style-name="ce34" office:value="983.64" office:value-type="float">
            <text:p>983.64</text:p>
          </table:table-cell>
          <table:table-cell ns41:value-type="float" table:style-name="ce42" office:value="11" office:value-type="float">
            <text:p>11</text:p>
          </table:table-cell>
          <table:table-cell ns41:value-type="float" table:style-name="ce47" office:value="10904" office:value-type="float">
            <text:p>1090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Ezinge</text:p>
          </table:table-cell>
          <table:table-cell table:style-name="Default"/>
          <table:table-cell ns41:value-type="float" table:style-name="ce18" office:value="635" office:value-type="float">
            <text:p>635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2302.56" office:value-type="float">
            <text:p>2302.56</text:p>
          </table:table-cell>
          <table:table-cell ns41:value-type="float" table:style-name="ce34" office:value="879.45" office:value-type="float">
            <text:p>879.45</text:p>
          </table:table-cell>
          <table:table-cell ns41:value-type="float" table:style-name="ce42" office:value="12" office:value-type="float">
            <text:p>12</text:p>
          </table:table-cell>
          <table:table-cell ns41:value-type="float" table:style-name="ce47" office:value="10136" office:value-type="float">
            <text:p>1013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Finsterwolde</text:p>
          </table:table-cell>
          <table:table-cell table:style-name="Default"/>
          <table:table-cell ns41:value-type="float" table:style-name="ce18" office:value="1030" office:value-type="float">
            <text:p>1030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ce29" office:value="4596.96" office:value-type="float">
            <text:p>4,597</text:p>
          </table:table-cell>
          <table:table-cell ns41:value-type="float" table:style-name="ce34" office:value="639.55" office:value-type="float">
            <text:p>639.55</text:p>
          </table:table-cell>
          <table:table-cell ns41:value-type="float" table:style-name="ce42" office:value="13" office:value-type="float">
            <text:p>13</text:p>
          </table:table-cell>
          <table:table-cell ns41:value-type="float" table:style-name="ce47" office:value="10212" office:value-type="float">
            <text:p>1021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Grijpskerk</text:p>
          </table:table-cell>
          <table:table-cell table:style-name="Default"/>
          <table:table-cell ns41:value-type="float" table:style-name="ce18" office:value="841" office:value-type="float">
            <text:p>841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3182.07" office:value-type="float">
            <text:p>3182.07</text:p>
          </table:table-cell>
          <table:table-cell ns41:value-type="float" table:style-name="ce34" office:value="1005.63" office:value-type="float">
            <text:p>1005.63</text:p>
          </table:table-cell>
          <table:table-cell ns41:value-type="float" table:style-name="ce42" office:value="16" office:value-type="float">
            <text:p>16</text:p>
          </table:table-cell>
          <table:table-cell ns41:value-type="float" table:style-name="ce47" office:value="10244" office:value-type="float">
            <text:p>1024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Grootegast</text:p>
          </table:table-cell>
          <table:table-cell table:style-name="Default"/>
          <table:table-cell ns41:value-type="float" table:style-name="ce18" office:value="1573" office:value-type="float">
            <text:p>1573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34" office:value-type="float">
            <text:p>43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6637.84" office:value-type="float">
            <text:p>6637.84</text:p>
          </table:table-cell>
          <table:table-cell ns41:value-type="float" table:style-name="ce34" office:value="738.94" office:value-type="float">
            <text:p>738.94</text:p>
          </table:table-cell>
          <table:table-cell ns41:value-type="float" table:style-name="ce42" office:value="15" office:value-type="float">
            <text:p>15</text:p>
          </table:table-cell>
          <table:table-cell ns41:value-type="float" table:style-name="ce47" office:value="11080" office:value-type="float">
            <text:p>1108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ren</text:p>
          </table:table-cell>
          <table:table-cell table:style-name="Default"/>
          <table:table-cell ns41:value-type="float" table:style-name="ce18" office:value="1360" office:value-type="float">
            <text:p>1360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6161.05" office:value-type="float">
            <text:p>6161.05</text:p>
          </table:table-cell>
          <table:table-cell ns41:value-type="float" table:style-name="ce34" office:value="627.32" office:value-type="float">
            <text:p>627.32</text:p>
          </table:table-cell>
          <table:table-cell ns41:value-type="float" table:style-name="ce42" office:value="17" office:value-type="float">
            <text:p>17</text:p>
          </table:table-cell>
          <table:table-cell ns41:value-type="float" table:style-name="ce47" office:value="11058" office:value-type="float">
            <text:p>1105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oogezand</text:p>
          </table:table-cell>
          <table:table-cell table:style-name="Default"/>
          <table:table-cell ns41:value-type="float" table:style-name="ce18" office:value="2727" office:value-type="float">
            <text:p>2727</text:p>
          </table:table-cell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ns41:value-type="float" table:style-name="TL Data" office:value="4321" office:value-type="float">
            <text:p>4321</text:p>
          </table:table-cell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5769.88" office:value-type="float">
            <text:p>5769.88</text:p>
          </table:table-cell>
          <table:table-cell ns41:value-type="float" table:style-name="ce34" office:value="1501.07" office:value-type="float">
            <text:p>1501.07</text:p>
          </table:table-cell>
          <table:table-cell ns41:value-type="float" table:style-name="ce42" office:value="1083" office:value-type="float">
            <text:p>1083</text:p>
          </table:table-cell>
          <table:table-cell ns41:value-type="float" table:style-name="ce47" office:value="10410" office:value-type="float">
            <text:p>1041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oogkerk</text:p>
          </table:table-cell>
          <table:table-cell table:style-name="Default"/>
          <table:table-cell ns41:value-type="float" table:style-name="ce18" office:value="396" office:value-type="float">
            <text:p>39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2051.56" office:value-type="float">
            <text:p>2051.56</text:p>
          </table:table-cell>
          <table:table-cell ns41:value-type="float" table:style-name="ce34" office:value="747.72" office:value-type="float">
            <text:p>747.72</text:p>
          </table:table-cell>
          <table:table-cell ns41:value-type="float" table:style-name="ce42" office:value="1084" office:value-type="float">
            <text:p>1084</text:p>
          </table:table-cell>
          <table:table-cell ns41:value-type="float" table:style-name="ce47" office:value="10953" office:value-type="float">
            <text:p>1095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antens</text:p>
          </table:table-cell>
          <table:table-cell table:style-name="Default"/>
          <table:table-cell ns41:value-type="float" table:style-name="ce18" office:value="650" office:value-type="float">
            <text:p>650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13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3255.38" office:value-type="float">
            <text:p>3255.38</text:p>
          </table:table-cell>
          <table:table-cell ns41:value-type="float" table:style-name="ce34" office:value="680.71" office:value-type="float">
            <text:p>680.71</text:p>
          </table:table-cell>
          <table:table-cell ns41:value-type="float" table:style-name="ce42" office:value="20" office:value-type="float">
            <text:p>20</text:p>
          </table:table-cell>
          <table:table-cell ns41:value-type="float" table:style-name="ce47" office:value="10372" office:value-type="float">
            <text:p>1037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loosterburen</text:p>
          </table:table-cell>
          <table:table-cell table:style-name="Default"/>
          <table:table-cell ns41:value-type="float" table:style-name="ce18" office:value="575" office:value-type="float">
            <text:p>575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2611.29" office:value-type="float">
            <text:p>2611.29</text:p>
          </table:table-cell>
          <table:table-cell ns41:value-type="float" table:style-name="ce34" office:value="752.5" office:value-type="float">
            <text:p>752.5</text:p>
          </table:table-cell>
          <table:table-cell ns41:value-type="float" table:style-name="ce42" office:value="21" office:value-type="float">
            <text:p>21</text:p>
          </table:table-cell>
          <table:table-cell ns41:value-type="float" table:style-name="ce47" office:value="10628" office:value-type="float">
            <text:p>1062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Leek</text:p>
          </table:table-cell>
          <table:table-cell table:style-name="Default"/>
          <table:table-cell ns41:value-type="float" table:style-name="ce18" office:value="1716" office:value-type="float">
            <text:p>1716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53" office:value-type="float">
            <text:p>2553</text:p>
          </table:table-cell>
          <table:table-cell ns41:value-type="float" table:style-name="TL Data" office:value="2399" office:value-type="float">
            <text:p>2399</text:p>
          </table:table-cell>
          <table:table-cell ns41:value-type="float" table:style-name="TL Data" office:value="6677.03" office:value-type="float">
            <text:p>6677.03</text:p>
          </table:table-cell>
          <table:table-cell ns41:value-type="float" table:style-name="ce34" office:value="741.64" office:value-type="float">
            <text:p>741.64</text:p>
          </table:table-cell>
          <table:table-cell ns41:value-type="float" table:style-name="ce42" office:value="22" office:value-type="float">
            <text:p>22</text:p>
          </table:table-cell>
          <table:table-cell ns41:value-type="float" table:style-name="ce47" office:value="10604" office:value-type="float">
            <text:p>1060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Leens</text:p>
          </table:table-cell>
          <table:table-cell table:style-name="Default"/>
          <table:table-cell ns41:value-type="float" table:style-name="ce18" office:value="1199" office:value-type="float">
            <text:p>1199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3674.24" office:value-type="float">
            <text:p>3674.24</text:p>
          </table:table-cell>
          <table:table-cell ns41:value-type="float" table:style-name="ce34" office:value="1074.78" office:value-type="float">
            <text:p>1074.78</text:p>
          </table:table-cell>
          <table:table-cell ns41:value-type="float" table:style-name="ce42" office:value="23" office:value-type="float">
            <text:p>23</text:p>
          </table:table-cell>
          <table:table-cell ns41:value-type="float" table:style-name="ce47" office:value="11050" office:value-type="float">
            <text:p>1105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Loppersum</text:p>
          </table:table-cell>
          <table:table-cell table:style-name="Default"/>
          <table:table-cell ns41:value-type="float" table:style-name="ce18" office:value="809" office:value-type="float">
            <text:p>809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2684.01" office:value-type="float">
            <text:p>2684.01</text:p>
          </table:table-cell>
          <table:table-cell ns41:value-type="float" table:style-name="ce34" office:value="1037.25" office:value-type="float">
            <text:p>1037.25</text:p>
          </table:table-cell>
          <table:table-cell ns41:value-type="float" table:style-name="ce42" office:value="24" office:value-type="float">
            <text:p>24</text:p>
          </table:table-cell>
          <table:table-cell ns41:value-type="float" table:style-name="ce47" office:value="10934" office:value-type="float">
            <text:p>1093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arum</text:p>
          </table:table-cell>
          <table:table-cell table:style-name="Default"/>
          <table:table-cell ns41:value-type="float" table:style-name="ce18" office:value="1426" office:value-type="float">
            <text:p>1426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6210.92" office:value-type="float">
            <text:p>6210.92</text:p>
          </table:table-cell>
          <table:table-cell ns41:value-type="float" table:style-name="ce34" office:value="633.02" office:value-type="float">
            <text:p>633.02</text:p>
          </table:table-cell>
          <table:table-cell ns41:value-type="float" table:style-name="ce42" office:value="25" office:value-type="float">
            <text:p>25</text:p>
          </table:table-cell>
          <table:table-cell ns41:value-type="float" table:style-name="ce47" office:value="11431" office:value-type="float">
            <text:p>1143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eeden</text:p>
          </table:table-cell>
          <table:table-cell table:style-name="Default"/>
          <table:table-cell ns41:value-type="float" table:style-name="ce18" office:value="601" office:value-type="float">
            <text:p>60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1678.17" office:value-type="float">
            <text:p>1678.17</text:p>
          </table:table-cell>
          <table:table-cell ns41:value-type="float" table:style-name="ce34" office:value="977.25" office:value-type="float">
            <text:p>977.25</text:p>
          </table:table-cell>
          <table:table-cell ns41:value-type="float" table:style-name="ce42" office:value="26" office:value-type="float">
            <text:p>26</text:p>
          </table:table-cell>
          <table:table-cell ns41:value-type="float" table:style-name="ce47" office:value="10304" office:value-type="float">
            <text:p>1030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iddelstum</text:p>
          </table:table-cell>
          <table:table-cell table:style-name="Default"/>
          <table:table-cell ns41:value-type="float" table:style-name="ce18" office:value="649" office:value-type="float">
            <text:p>649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2495.55" office:value-type="float">
            <text:p>2495.55</text:p>
          </table:table-cell>
          <table:table-cell ns41:value-type="float" table:style-name="ce34" office:value="916.83" office:value-type="float">
            <text:p>916.83</text:p>
          </table:table-cell>
          <table:table-cell ns41:value-type="float" table:style-name="ce42" office:value="27" office:value-type="float">
            <text:p>27</text:p>
          </table:table-cell>
          <table:table-cell ns41:value-type="float" table:style-name="ce47" office:value="11199" office:value-type="float">
            <text:p>1119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idwolda</text:p>
          </table:table-cell>
          <table:table-cell table:style-name="Default"/>
          <table:table-cell ns41:value-type="float" table:style-name="ce18" office:value="1746" office:value-type="float">
            <text:p>1746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4083.75" office:value-type="float">
            <text:p>4083.75</text:p>
          </table:table-cell>
          <table:table-cell ns41:value-type="float" table:style-name="ce34" office:value="1094.82" office:value-type="float">
            <text:p>1094.82</text:p>
          </table:table-cell>
          <table:table-cell ns41:value-type="float" table:style-name="ce42" office:value="28" office:value-type="float">
            <text:p>28</text:p>
          </table:table-cell>
          <table:table-cell ns41:value-type="float" table:style-name="ce47" office:value="10356" office:value-type="float">
            <text:p>1035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untendam</text:p>
          </table:table-cell>
          <table:table-cell table:style-name="Default"/>
          <table:table-cell ns41:value-type="float" table:style-name="ce18" office:value="1013" office:value-type="float">
            <text:p>1013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2096.9" office:value-type="float">
            <text:p>2096.9</text:p>
          </table:table-cell>
          <table:table-cell ns41:value-type="float" table:style-name="ce34" office:value="1428.29" office:value-type="float">
            <text:p>1428.29</text:p>
          </table:table-cell>
          <table:table-cell ns41:value-type="float" table:style-name="ce42" office:value="29" office:value-type="float">
            <text:p>29</text:p>
          </table:table-cell>
          <table:table-cell ns41:value-type="float" table:style-name="ce47" office:value="10550" office:value-type="float">
            <text:p>1055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ieuwe-Pekela</text:p>
          </table:table-cell>
          <table:table-cell table:style-name="Default"/>
          <table:table-cell ns41:value-type="float" table:style-name="ce18" office:value="1754" office:value-type="float">
            <text:p>1754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2521" office:value-type="float">
            <text:p>2521</text:p>
          </table:table-cell>
          <table:table-cell ns41:value-type="float" table:style-name="TL Data" office:value="3105.59" office:value-type="float">
            <text:p>3105.59</text:p>
          </table:table-cell>
          <table:table-cell ns41:value-type="float" table:style-name="ce34" office:value="1587.78" office:value-type="float">
            <text:p>1587.78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7" office:value="10950" office:value-type="float">
            <text:p>1095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ieuwe-Schans</text:p>
          </table:table-cell>
          <table:table-cell table:style-name="Default"/>
          <table:table-cell ns41:value-type="float" table:style-name="ce18" office:value="336" office:value-type="float">
            <text:p>33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12"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70.04" office:value-type="float">
            <text:p>770.04</text:p>
          </table:table-cell>
          <table:table-cell ns41:value-type="float" table:style-name="ce34" office:value="1851.85" office:value-type="float">
            <text:p>1851.85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47" office:value="10008" office:value-type="float">
            <text:p>1000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ieuwolda</text:p>
          </table:table-cell>
          <table:table-cell table:style-name="Default"/>
          <table:table-cell ns41:value-type="float" table:style-name="ce18" office:value="629" office:value-type="float">
            <text:p>629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16"/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3497.35" office:value-type="float">
            <text:p>3497.35</text:p>
          </table:table-cell>
          <table:table-cell ns41:value-type="float" table:style-name="ce34" office:value="636.19" office:value-type="float">
            <text:p>636.19</text:p>
          </table:table-cell>
          <table:table-cell ns41:value-type="float" table:style-name="ce42" office:value="32" office:value-type="float">
            <text:p>32</text:p>
          </table:table-cell>
          <table:table-cell ns41:value-type="float" table:style-name="ce47" office:value="10126" office:value-type="float">
            <text:p>1012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oordbroek</text:p>
          </table:table-cell>
          <table:table-cell table:style-name="Default"/>
          <table:table-cell ns41:value-type="float" table:style-name="ce18" office:value="821" office:value-type="float">
            <text:p>821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2502.29" office:value-type="float">
            <text:p>2502.29</text:p>
          </table:table-cell>
          <table:table-cell ns41:value-type="float" table:style-name="ce34" office:value="958.72" office:value-type="float">
            <text:p>958.72</text:p>
          </table:table-cell>
          <table:table-cell ns41:value-type="float" table:style-name="ce42" office:value="1126" office:value-type="float">
            <text:p>1126</text:p>
          </table:table-cell>
          <table:table-cell ns41:value-type="float" table:style-name="ce47" office:value="10814" office:value-type="float">
            <text:p>1081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oorddijk</text:p>
          </table:table-cell>
          <table:table-cell table:style-name="Default"/>
          <table:table-cell ns41:value-type="float" table:style-name="ce18" office:value="391" office:value-type="float">
            <text:p>39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2447.73" office:value-type="float">
            <text:p>2447.73</text:p>
          </table:table-cell>
          <table:table-cell ns41:value-type="float" table:style-name="ce34" office:value="589.72" office:value-type="float">
            <text:p>589.72</text:p>
          </table:table-cell>
          <table:table-cell ns41:value-type="float" table:style-name="ce42" office:value="1127" office:value-type="float">
            <text:p>1127</text:p>
          </table:table-cell>
          <table:table-cell ns41:value-type="float" table:style-name="ce47" office:value="10979" office:value-type="float">
            <text:p>1097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ldehove</text:p>
          </table:table-cell>
          <table:table-cell table:style-name="Default"/>
          <table:table-cell ns41:value-type="float" table:style-name="ce18" office:value="685" office:value-type="float">
            <text:p>685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4064.25" office:value-type="float">
            <text:p>4064.25</text:p>
          </table:table-cell>
          <table:table-cell ns41:value-type="float" table:style-name="ce34" office:value="639.72" office:value-type="float">
            <text:p>639.72</text:p>
          </table:table-cell>
          <table:table-cell ns41:value-type="float" table:style-name="ce42" office:value="35" office:value-type="float">
            <text:p>35</text:p>
          </table:table-cell>
          <table:table-cell ns41:value-type="float" table:style-name="ce47" office:value="10298" office:value-type="float">
            <text:p>1029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ldekerk</text:p>
          </table:table-cell>
          <table:table-cell table:style-name="Default"/>
          <table:table-cell ns41:value-type="float" table:style-name="ce18" office:value="337" office:value-type="float">
            <text:p>33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0"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2148.42" office:value-type="float">
            <text:p>2148.42</text:p>
          </table:table-cell>
          <table:table-cell ns41:value-type="float" table:style-name="ce34" office:value="596.25" office:value-type="float">
            <text:p>596.25</text:p>
          </table:table-cell>
          <table:table-cell ns41:value-type="float" table:style-name="ce42" office:value="36" office:value-type="float">
            <text:p>36</text:p>
          </table:table-cell>
          <table:table-cell ns41:value-type="float" table:style-name="ce47" office:value="11332" office:value-type="float">
            <text:p>1133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nstwedde</text:p>
          </table:table-cell>
          <table:table-cell table:style-name="Default"/>
          <table:table-cell ns41:value-type="float" table:style-name="ce18" office:value="2500" office:value-type="float">
            <text:p>2500</text:p>
          </table:table-cell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22" office:value-type="float">
            <text:p>4522</text:p>
          </table:table-cell>
          <table:table-cell ns41:value-type="float" table:style-name="TL Data" office:value="4423" office:value-type="float">
            <text:p>4423</text:p>
          </table:table-cell>
          <table:table-cell ns41:value-type="float" table:style-name="TL Data" office:value="10672.41" office:value-type="float">
            <text:p>10672.41</text:p>
          </table:table-cell>
          <table:table-cell ns41:value-type="float" table:style-name="ce34" office:value="838.14" office:value-type="float">
            <text:p>838.14</text:p>
          </table:table-cell>
          <table:table-cell ns41:value-type="float" table:style-name="ce42" office:value="1250" office:value-type="float">
            <text:p>1250</text:p>
          </table:table-cell>
          <table:table-cell ns41:value-type="float" table:style-name="ce47" office:value="10610" office:value-type="float">
            <text:p>1061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8" office:value="250308" office:value-type="float">
            <text:p>250308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ude-Pekela</text:p>
          </table:table-cell>
          <table:table-cell table:style-name="Default"/>
          <table:table-cell ns41:value-type="float" table:style-name="ce18" office:value="1512" office:value-type="float">
            <text:p>1512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1901.37" office:value-type="float">
            <text:p>1901.37</text:p>
          </table:table-cell>
          <table:table-cell ns41:value-type="float" table:style-name="ce32" office:value="2631.78" office:value-type="float">
            <text:p>2631.78</text:p>
          </table:table-cell>
          <table:table-cell ns41:value-type="float" table:style-name="ce42" office:value="38" office:value-type="float">
            <text:p>38</text:p>
          </table:table-cell>
          <table:table-cell ns41:value-type="float" table:style-name="ce47" office:value="10848" office:value-type="float">
            <text:p>10848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appemeer</text:p>
          </table:table-cell>
          <table:table-cell table:style-name="Default"/>
          <table:table-cell ns41:value-type="float" table:style-name="ce18" office:value="1390" office:value-type="float">
            <text:p>1390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1329.59" office:value-type="float">
            <text:p>1329.59</text:p>
          </table:table-cell>
          <table:table-cell ns41:value-type="float" table:style-name="ce32" office:value="3786.88" office:value-type="float">
            <text:p>3786.88</text:p>
          </table:table-cell>
          <table:table-cell ns41:value-type="float" table:style-name="ce42" office:value="1168" office:value-type="float">
            <text:p>1168</text:p>
          </table:table-cell>
          <table:table-cell ns41:value-type="float" table:style-name="ce47" office:value="10080" office:value-type="float">
            <text:p>1008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cheemda</text:p>
          </table:table-cell>
          <table:table-cell table:style-name="Default"/>
          <table:table-cell ns41:value-type="float" table:style-name="ce18" office:value="1790" office:value-type="float">
            <text:p>1790</text:p>
          </table:table-cell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office:value="51" table:style-name="TL Data" table:number-columns-repeated="2" office:value-type="float">
            <text:p>5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TL Data" office:value="2624" office:value-type="float">
            <text:p>2624</text:p>
          </table:table-cell>
          <table:table-cell ns41:value-type="float" table:style-name="TL Data" office:value="4583.41" office:value-type="float">
            <text:p>4583.41</text:p>
          </table:table-cell>
          <table:table-cell ns41:value-type="float" table:style-name="ce32" office:value="1148.05" office:value-type="float">
            <text:p>1148.05</text:p>
          </table:table-cell>
          <table:table-cell ns41:value-type="float" table:style-name="ce42" office:value="39" office:value-type="float">
            <text:p>39</text:p>
          </table:table-cell>
          <table:table-cell ns41:value-type="float" table:style-name="ce47" office:value="10711" office:value-type="float">
            <text:p>10711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lochteren</text:p>
          </table:table-cell>
          <table:table-cell table:style-name="Default"/>
          <table:table-cell ns41:value-type="float" table:style-name="ce18" office:value="3750" office:value-type="float">
            <text:p>3750</text:p>
          </table:table-cell>
          <table:table-cell ns41:value-type="float" table:style-name="TL Data" office:value="3442" office:value-type="float">
            <text:p>3442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282" office:value-type="float">
            <text:p>5282</text:p>
          </table:table-cell>
          <table:table-cell ns41:value-type="float" table:style-name="TL Data" office:value="5057" office:value-type="float">
            <text:p>5057</text:p>
          </table:table-cell>
          <table:table-cell ns41:value-type="float" table:style-name="TL Data" office:value="14572.07" office:value-type="float">
            <text:p>14572.07</text:p>
          </table:table-cell>
          <table:table-cell ns41:value-type="float" table:style-name="ce32" office:value="709.5" office:value-type="float">
            <text:p>709.50</text:p>
          </table:table-cell>
          <table:table-cell ns41:value-type="float" table:style-name="ce42" office:value="40" office:value-type="float">
            <text:p>40</text:p>
          </table:table-cell>
          <table:table-cell ns41:value-type="float" table:style-name="ce47" office:value="10747" office:value-type="float">
            <text:p>10747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tedum</text:p>
          </table:table-cell>
          <table:table-cell table:style-name="Default"/>
          <table:table-cell ns41:value-type="float" table:style-name="ce18" office:value="599" office:value-type="float">
            <text:p>599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2421.51" office:value-type="float">
            <text:p>2421.51</text:p>
          </table:table-cell>
          <table:table-cell ns41:value-type="float" table:style-name="ce32" office:value="884.15" office:value-type="float">
            <text:p>884.15</text:p>
          </table:table-cell>
          <table:table-cell ns41:value-type="float" table:style-name="ce42" office:value="41" office:value-type="float">
            <text:p>41</text:p>
          </table:table-cell>
          <table:table-cell ns41:value-type="float" table:style-name="ce47" office:value="10771" office:value-type="float">
            <text:p>1077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Ten Boer</text:p>
          </table:table-cell>
          <table:table-cell table:style-name="Default"/>
          <table:table-cell ns41:value-type="float" table:style-name="ce18" office:value="1751" office:value-type="float">
            <text:p>1751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17"/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5629.59" office:value-type="float">
            <text:p>5629.59</text:p>
          </table:table-cell>
          <table:table-cell ns41:value-type="float" table:style-name="ce32" office:value="920.84" office:value-type="float">
            <text:p>920.84</text:p>
          </table:table-cell>
          <table:table-cell ns41:value-type="float" table:style-name="ce42" office:value="9" office:value-type="float">
            <text:p>9</text:p>
          </table:table-cell>
          <table:table-cell ns41:value-type="float" table:style-name="ce47" office:value="10891" office:value-type="float">
            <text:p>10891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Termunten</text:p>
          </table:table-cell>
          <table:table-cell table:style-name="Default"/>
          <table:table-cell ns41:value-type="float" table:style-name="ce18" office:value="1123" office:value-type="float">
            <text:p>1123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5498.18" office:value-type="float">
            <text:p>5498.18</text:p>
          </table:table-cell>
          <table:table-cell ns41:value-type="float" table:style-name="ce32" office:value="583.64" office:value-type="float">
            <text:p>583.64</text:p>
          </table:table-cell>
          <table:table-cell ns41:value-type="float" table:style-name="ce42" office:value="42" office:value-type="float">
            <text:p>42</text:p>
          </table:table-cell>
          <table:table-cell ns41:value-type="float" table:style-name="ce47" office:value="11023" office:value-type="float">
            <text:p>1102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Uithuizen</text:p>
          </table:table-cell>
          <table:table-cell table:style-name="Default"/>
          <table:table-cell ns41:value-type="float" table:style-name="ce18" office:value="932" office:value-type="float">
            <text:p>932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2835.54" office:value-type="float">
            <text:p>2835.54</text:p>
          </table:table-cell>
          <table:table-cell ns41:value-type="float" table:style-name="ce32" office:value="1140.52" office:value-type="float">
            <text:p>1140.52</text:p>
          </table:table-cell>
          <table:table-cell ns41:value-type="float" table:style-name="ce42" office:value="43" office:value-type="float">
            <text:p>43</text:p>
          </table:table-cell>
          <table:table-cell ns41:value-type="float" table:style-name="ce47" office:value="11137" office:value-type="float">
            <text:p>11137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Uithuizermeeden</text:p>
          </table:table-cell>
          <table:table-cell table:style-name="Default"/>
          <table:table-cell ns41:value-type="float" table:style-name="ce18" office:value="1336" office:value-type="float">
            <text:p>1336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849" office:value-type="float">
            <text:p>1849</text:p>
          </table:table-cell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4654" office:value-type="float">
            <text:p>4654</text:p>
          </table:table-cell>
          <table:table-cell ns41:value-type="float" table:style-name="ce32" office:value="801.46" office:value-type="float">
            <text:p>801.46</text:p>
          </table:table-cell>
          <table:table-cell ns41:value-type="float" table:style-name="ce42" office:value="44" office:value-type="float">
            <text:p>44</text:p>
          </table:table-cell>
          <table:table-cell ns41:value-type="float" table:style-name="ce47" office:value="10246" office:value-type="float">
            <text:p>1024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Ulrum</text:p>
          </table:table-cell>
          <table:table-cell table:style-name="Default"/>
          <table:table-cell ns41:value-type="float" table:style-name="ce18" office:value="1100" office:value-type="float">
            <text:p>1100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3050.2" office:value-type="float">
            <text:p>3050.2</text:p>
          </table:table-cell>
          <table:table-cell ns41:value-type="float" table:style-name="ce32" office:value="1140.76" office:value-type="float">
            <text:p>1140.76</text:p>
          </table:table-cell>
          <table:table-cell ns41:value-type="float" table:style-name="ce42" office:value="45" office:value-type="float">
            <text:p>45</text:p>
          </table:table-cell>
          <table:table-cell ns41:value-type="float" table:style-name="ce47" office:value="10180" office:value-type="float">
            <text:p>1018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Usquert</text:p>
          </table:table-cell>
          <table:table-cell table:style-name="Default"/>
          <table:table-cell ns41:value-type="float" table:style-name="ce18" office:value="460" office:value-type="float">
            <text:p>46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2678.2" office:value-type="float">
            <text:p>2678.2</text:p>
          </table:table-cell>
          <table:table-cell ns41:value-type="float" table:style-name="ce32" office:value="622.43" office:value-type="float">
            <text:p>622.4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7" office:value="11035" office:value-type="float">
            <text:p>11035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Veendam</text:p>
          </table:table-cell>
          <table:table-cell table:style-name="Default"/>
          <table:table-cell ns41:value-type="float" table:style-name="ce18" office:value="3328" office:value-type="float">
            <text:p>3328</text:p>
          </table:table-cell>
          <table:table-cell ns41:value-type="float" table:style-name="TL Data" office:value="3345" office:value-type="float">
            <text:p>3345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92" office:value-type="float">
            <text:p>4992</text:p>
          </table:table-cell>
          <table:table-cell ns41:value-type="float" table:style-name="TL Data" office:value="5277" office:value-type="float">
            <text:p>5277</text:p>
          </table:table-cell>
          <table:table-cell ns41:value-type="float" table:style-name="TL Data" office:value="4830.3" office:value-type="float">
            <text:p>4830.3</text:p>
          </table:table-cell>
          <table:table-cell ns41:value-type="float" table:style-name="ce32" office:value="2125.95" office:value-type="float">
            <text:p>2125.95</text:p>
          </table:table-cell>
          <table:table-cell ns41:value-type="float" table:style-name="ce42" office:value="47" office:value-type="float">
            <text:p>47</text:p>
          </table:table-cell>
          <table:table-cell ns41:value-type="float" table:style-name="ce47" office:value="11292" office:value-type="float">
            <text:p>11292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Vlagtwedde</text:p>
          </table:table-cell>
          <table:table-cell table:style-name="Default"/>
          <table:table-cell ns41:value-type="float" table:style-name="ce18" office:value="1627" office:value-type="float">
            <text:p>1627</text:p>
          </table:table-cell>
          <table:table-cell ns41:value-type="float" table:style-name="TL Data" office:value="1430" office:value-type="float">
            <text:p>143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12" office:value-type="float">
            <text:p>412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12"/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15456.45" office:value-type="float">
            <text:p>15456.45</text:p>
          </table:table-cell>
          <table:table-cell ns41:value-type="float" table:style-name="ce32" office:value="339.46" office:value-type="float">
            <text:p>339.46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7" office:value="11249" office:value-type="float">
            <text:p>11249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arffum</text:p>
          </table:table-cell>
          <table:table-cell table:style-name="Default"/>
          <table:table-cell ns41:value-type="float" table:style-name="ce18" office:value="699" office:value-type="float">
            <text:p>699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2409.29" office:value-type="float">
            <text:p>2409.29</text:p>
          </table:table-cell>
          <table:table-cell ns41:value-type="float" table:style-name="ce32" office:value="921.01" office:value-type="float">
            <text:p>921.01</text:p>
          </table:table-cell>
          <table:table-cell ns41:value-type="float" table:style-name="ce42" office:value="49" office:value-type="float">
            <text:p>49</text:p>
          </table:table-cell>
          <table:table-cell ns41:value-type="float" table:style-name="ce47" office:value="10498" office:value-type="float">
            <text:p>1049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edde</text:p>
          </table:table-cell>
          <table:table-cell table:style-name="Default"/>
          <table:table-cell ns41:value-type="float" table:style-name="ce18" office:value="915" office:value-type="float">
            <text:p>915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4100.11" office:value-type="float">
            <text:p>4100.11</text:p>
          </table:table-cell>
          <table:table-cell ns41:value-type="float" table:style-name="ce32" office:value="641.44" office:value-type="float">
            <text:p>641.44</text:p>
          </table:table-cell>
          <table:table-cell ns41:value-type="float" table:style-name="ce42" office:value="1220" office:value-type="float">
            <text:p>1220</text:p>
          </table:table-cell>
          <table:table-cell ns41:value-type="float" table:style-name="ce47" office:value="10247" office:value-type="float">
            <text:p>10247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ldervank</text:p>
          </table:table-cell>
          <table:table-cell table:style-name="Default"/>
          <table:table-cell ns41:value-type="float" table:style-name="ce18" office:value="2515" office:value-type="float">
            <text:p>2515</text:p>
          </table:table-cell>
          <table:table-cell ns41:value-type="float" table:style-name="TL Data" office:value="2497" office:value-type="float">
            <text:p>2497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528" office:value-type="float">
            <text:p>528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4358" office:value-type="float">
            <text:p>4358</text:p>
          </table:table-cell>
          <table:table-cell ns41:value-type="float" table:style-name="TL Data" office:value="4527" office:value-type="float">
            <text:p>4527</text:p>
          </table:table-cell>
          <table:table-cell ns41:value-type="float" table:style-name="TL Data" office:value="4164.44" office:value-type="float">
            <text:p>4164.44</text:p>
          </table:table-cell>
          <table:table-cell ns41:value-type="float" table:style-name="ce32" office:value="2133.54" office:value-type="float">
            <text:p>2133.54</text:p>
          </table:table-cell>
          <table:table-cell ns41:value-type="float" table:style-name="ce42" office:value="1225" office:value-type="float">
            <text:p>1225</text:p>
          </table:table-cell>
          <table:table-cell ns41:value-type="float" table:style-name="ce47" office:value="10825" office:value-type="float">
            <text:p>10825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nschoten</text:p>
          </table:table-cell>
          <table:table-cell table:style-name="Default"/>
          <table:table-cell ns41:value-type="float" table:style-name="ce18" office:value="2250" office:value-type="float">
            <text:p>2250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2"/>
          <table:table-cell ns41:value-type="float" table:style-name="TL Data" office:value="3794" office:value-type="float">
            <text:p>3794</text:p>
          </table:table-cell>
          <table:table-cell ns41:value-type="float" table:style-name="TL Data" office:value="4021" office:value-type="float">
            <text:p>4021</text:p>
          </table:table-cell>
          <table:table-cell ns41:value-type="float" table:style-name="TL Data" office:value="2198.94" office:value-type="float">
            <text:p>2198.94</text:p>
          </table:table-cell>
          <table:table-cell ns41:value-type="float" table:style-name="ce32" office:value="3553.98" office:value-type="float">
            <text:p>3553.98</text:p>
          </table:table-cell>
          <table:table-cell ns41:value-type="float" table:style-name="ce42" office:value="52" office:value-type="float">
            <text:p>52</text:p>
          </table:table-cell>
          <table:table-cell ns41:value-type="float" table:style-name="ce47" office:value="10453" office:value-type="float">
            <text:p>10453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nsum</text:p>
          </table:table-cell>
          <table:table-cell table:style-name="Default"/>
          <table:table-cell ns41:value-type="float" table:style-name="ce18" office:value="658" office:value-type="float">
            <text:p>658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2739.81" office:value-type="float">
            <text:p>2739.81</text:p>
          </table:table-cell>
          <table:table-cell ns41:value-type="float" table:style-name="ce32" office:value="786.91" office:value-type="float">
            <text:p>786.91</text:p>
          </table:table-cell>
          <table:table-cell ns41:value-type="float" table:style-name="ce42" office:value="53" office:value-type="float">
            <text:p>53</text:p>
          </table:table-cell>
          <table:table-cell ns41:value-type="float" table:style-name="ce47" office:value="11135" office:value-type="float">
            <text:p>11135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t Zandt</text:p>
          </table:table-cell>
          <table:table-cell table:style-name="Default"/>
          <table:table-cell ns41:value-type="float" table:style-name="ce18" office:value="834" office:value-type="float">
            <text:p>834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3816.7" office:value-type="float">
            <text:p>3816.7</text:p>
          </table:table-cell>
          <table:table-cell ns41:value-type="float" table:style-name="ce32" office:value="798.33" office:value-type="float">
            <text:p>798.33</text:p>
          </table:table-cell>
          <table:table-cell ns41:value-type="float" table:style-name="ce42" office:value="54" office:value-type="float">
            <text:p>54</text:p>
          </table:table-cell>
          <table:table-cell ns41:value-type="float" table:style-name="ce47" office:value="10956" office:value-type="float">
            <text:p>1095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uidbroek</text:p>
          </table:table-cell>
          <table:table-cell table:style-name="Default"/>
          <table:table-cell ns41:value-type="float" table:style-name="ce18" office:value="764" office:value-type="float">
            <text:p>764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1842.69" office:value-type="float">
            <text:p>1842.69</text:p>
          </table:table-cell>
          <table:table-cell ns41:value-type="float" table:style-name="ce32" office:value="1425.09" office:value-type="float">
            <text:p>1425.09</text:p>
          </table:table-cell>
          <table:table-cell ns41:value-type="float" table:style-name="ce42" office:value="1240" office:value-type="float">
            <text:p>1240</text:p>
          </table:table-cell>
          <table:table-cell ns41:value-type="float" table:style-name="ce47" office:value="11282" office:value-type="float">
            <text:p>1128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uidhorn</text:p>
          </table:table-cell>
          <table:table-cell table:style-name="Default"/>
          <table:table-cell ns41:value-type="float" table:style-name="ce18" office:value="753" office:value-type="float">
            <text:p>753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2316.21" office:value-type="float">
            <text:p>2316.21</text:p>
          </table:table-cell>
          <table:table-cell ns41:value-type="float" table:style-name="ce32" office:value="1209.3" office:value-type="float">
            <text:p>1209.30</text:p>
          </table:table-cell>
          <table:table-cell ns41:value-type="float" table:style-name="ce42" office:value="56" office:value-type="float">
            <text:p>56</text:p>
          </table:table-cell>
          <table:table-cell ns41:value-type="float" table:style-name="ce47" office:value="10021" office:value-type="float">
            <text:p>1002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8">
          <table:table-cell ns41:value-type="string" table:style-name="ce10" office:value-type="string">
            <text:p>Totaal der overige gemeenten</text:p>
          </table:table-cell>
          <table:table-cell table:style-name="Default"/>
          <table:table-cell ns41:value-type="float" table:style-name="ce65" office:value="68445" office:value-type="float">
            <text:p>68445</text:p>
          </table:table-cell>
          <table:table-cell ns41:value-type="float" table:style-name="Default" office:value="66030" office:value-type="float">
            <text:p>66030</text:p>
          </table:table-cell>
          <table:table-cell ns41:value-type="float" table:style-name="Default" office:value="31608" office:value-type="float">
            <text:p>31608</text:p>
          </table:table-cell>
          <table:table-cell ns41:value-type="float" table:style-name="Default" office:value="35314" office:value-type="float">
            <text:p>35314</text:p>
          </table:table-cell>
          <table:table-cell ns41:value-type="float" table:style-name="Default" office:value="6740" office:value-type="float">
            <text:p>6740</text:p>
          </table:table-cell>
          <table:table-cell ns41:value-type="float" table:style-name="Default" office:value="6333" office:value-type="float">
            <text:p>6333</text:p>
          </table:table-cell>
          <table:table-cell ns41:value-type="float" table:style-name="Default" office:value="2" office:value-type="float">
            <text:p>2</text:p>
          </table:table-cell>
          <table:table-cell ns41:value-type="float" table:style-name="Default" office:value="6" office:value-type="float">
            <text:p>6</text:p>
          </table:table-cell>
          <table:table-cell ns41:value-type="float" table:style-name="Default" office:value="412" office:value-type="float">
            <text:p>412</text:p>
          </table:table-cell>
          <table:table-cell ns41:value-type="float" table:style-name="Default" office:value="387" office:value-type="float">
            <text:p>387</text:p>
          </table:table-cell>
          <table:table-cell ns41:value-type="float" table:style-name="Default" office:value="5" office:value-type="float">
            <text:p>5</text:p>
          </table:table-cell>
          <table:table-cell ns41:value-type="float" table:style-name="Default" office:value="8" office:value-type="float">
            <text:p>8</text:p>
          </table:table-cell>
          <table:table-cell ns41:value-type="float" table:style-name="Default" office:value="747" office:value-type="float">
            <text:p>747</text:p>
          </table:table-cell>
          <table:table-cell ns41:value-type="float" table:style-name="Default" office:value="577" office:value-type="float">
            <text:p>577</text:p>
          </table:table-cell>
          <table:table-cell ns41:value-type="float" table:style-name="Default" office:value="5" office:value-type="float">
            <text:p>5</text:p>
          </table:table-cell>
          <table:table-cell table:style-name="Default">
            <office:annotation draw:style-name="gr1" svg:height="1.932cm" draw:caption-point-y="0.962cm" svg:width="3.582cm" svg:x="30.291cm" draw:caption-point-x="-0.15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 table:style-name="Default">
            <office:annotation draw:style-name="gr1" svg:height="1.932cm" draw:caption-point-y="0.962cm" svg:width="3.581cm" svg:x="31.662cm" draw:caption-point-x="-0.15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 table:style-name="Default">
            <office:annotation draw:style-name="gr1" svg:height="1.932cm" draw:caption-point-y="0.962cm" svg:width="3.582cm" svg:x="33.032cm" draw:caption-point-x="-0.149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 table:style-name="Default">
            <office:annotation draw:style-name="gr1" svg:height="1.932cm" draw:caption-point-y="0.962cm" svg:width="3.581cm" svg:x="34.403cm" draw:caption-point-x="-0.15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 table:style-name="Default">
            <office:annotation draw:style-name="gr1" svg:height="1.932cm" draw:caption-point-y="0.962cm" svg:width="3.582cm" svg:x="35.773cm" draw:caption-point-x="-0.149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 table:style-name="Default">
            <office:annotation draw:style-name="gr1" svg:height="1.932cm" draw:caption-point-y="0.962cm" svg:width="3.581cm" svg:x="37.144cm" draw:caption-point-x="-0.15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 table:style-name="Default">
            <office:annotation draw:style-name="gr1" svg:height="1.932cm" draw:caption-point-y="0.962cm" svg:width="3.582cm" svg:x="38.514cm" draw:caption-point-x="-0.149cm" svg:y="30.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2. </text:span></text:p>
            </office:annotation>
          </table:table-cell>
          <table:table-cell ns41:value-type="float" table:style-name="Default" office:value="9" office:value-type="float">
            <text:p>9</text:p>
          </table:table-cell>
          <table:table-cell ns41:value-type="float" table:style-name="Default" office:value="1" office:value-type="float">
            <text:p>1</text:p>
          </table:table-cell>
          <table:table-cell ns41:value-type="float" table:style-name="Default" office:value="65" office:value-type="float">
            <text:p>65</text:p>
          </table:table-cell>
          <table:table-cell ns41:value-type="float" table:style-name="Default" office:value="51" office:value-type="float">
            <text:p>51</text:p>
          </table:table-cell>
          <table:table-cell ns41:value-type="float" table:style-name="Default" office:value="108041" office:value-type="float">
            <text:p>108041</text:p>
          </table:table-cell>
          <table:table-cell ns41:value-type="float" table:style-name="Default" office:value="108707" office:value-type="float">
            <text:p>108707</text:p>
          </table:table-cell>
          <table:table-cell ns41:value-type="float" table:style-name="Default" office:value="232509.66" office:value-type="float">
            <text:p>232509.66</text:p>
          </table:table-cell>
          <table:table-cell ns41:value-type="float" table:style-name="ce66" office:value="931.85" office:value-type="float">
            <text:p>931.85</text:p>
          </table:table-cell>
          <table:table-cell table:style-name="Default" table:number-columns-repeated="3"/>
          <table:table-cell ns41:value-type="string" table:style-name="ce48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7" office:value-type="string">
            <text:p>03_H3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8" office:value="250309" office:value-type="float">
            <text:p>250309</text:p>
          </table:table-cell>
          <table:table-cell table:number-columns-repeated="983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Default"/>
          <table:table-cell ns41:value-type="float" table:style-name="ce20" office:value="84477" office:value-type="float">
            <text:p>84477</text:p>
          </table:table-cell>
          <table:table-cell ns41:value-type="float" table:style-name="ce26" office:value="83603" office:value-type="float">
            <text:p>83603</text:p>
          </table:table-cell>
          <table:table-cell ns41:value-type="float" table:style-name="ce26" office:value="37020" office:value-type="float">
            <text:p>37020</text:p>
          </table:table-cell>
          <table:table-cell ns41:value-type="float" table:style-name="ce26" office:value="42865" office:value-type="float">
            <text:p>42865</text:p>
          </table:table-cell>
          <table:table-cell ns41:value-type="float" table:style-name="ce26" office:value="10899" office:value-type="float">
            <text:p>10899</text:p>
          </table:table-cell>
          <table:table-cell ns41:value-type="float" table:style-name="ce26" office:value="10599" office:value-type="float">
            <text:p>10599</text:p>
          </table:table-cell>
          <table:table-cell ns41:value-type="float" table:style-name="ce26" office:value="28" office:value-type="float">
            <text:p>28</text:p>
          </table:table-cell>
          <table:table-cell ns41:value-type="float" table:style-name="ce26" office:value="53" office:value-type="float">
            <text:p>53</text:p>
          </table:table-cell>
          <table:table-cell ns41:value-type="float" table:style-name="ce26" office:value="664" office:value-type="float">
            <text:p>664</text:p>
          </table:table-cell>
          <table:table-cell ns41:value-type="float" table:style-name="ce26" office:value="598" office:value-type="float">
            <text:p>598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9" office:value-type="float">
            <text:p>9</text:p>
          </table:table-cell>
          <table:table-cell table:style-name="ce26" table:number-columns-repeated="2"/>
          <table:table-cell ns41:value-type="float" table:style-name="ce26" office:value="14" office:value-type="float">
            <text:p>14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2" office:value-type="float">
            <text:p>22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71" office:value-type="float">
            <text:p>71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134217" office:value-type="float">
            <text:p>134217</text:p>
          </table:table-cell>
          <table:table-cell ns41:value-type="float" table:style-name="ce26" office:value="138569" office:value-type="float">
            <text:p>138569</text:p>
          </table:table-cell>
          <table:table-cell ns41:value-type="float" table:style-name="ce26" office:value="234383.71" office:value-type="float">
            <text:p>234383.71</text:p>
          </table:table-cell>
          <table:table-cell ns41:value-type="float" table:style-name="ce35" office:value="1163.84" office:value-type="float">
            <office:annotation draw:style-name="gr1" svg:height="1.931cm" draw:caption-point-y="2.734cm" svg:width="2.966cm" svg:x="51.325cm" draw:caption-point-x="0.66cm" svg:y="30.05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3. </text:span></text:p>
            </office:annotation>
            <text:p>1163.84</text:p>
          </table:table-cell>
          <table:table-cell table:style-name="ce20"/>
          <table:table-cell table:style-name="ce26" table:number-columns-repeated="2"/>
          <table:table-cell ns41:value-type="string" table:style-name="ce49" office:value-type="string">
            <text:p>GR</text:p>
          </table:table-cell>
          <table:table-cell ns41:value-type="string" table:style-name="ce53" office:value-type="string">
            <text:p>VT_1889</text:p>
          </table:table-cell>
          <table:table-cell ns41:value-type="string" table:style-name="ce55" office:value-type="string">
            <text:p>03_H3</text:p>
          </table:table-cell>
          <table:table-cell ns41:value-type="float" table:style-name="ce55" office:value="48" office:value-type="float">
            <text:p>48</text:p>
          </table:table-cell>
          <table:table-cell ns41:value-type="float" table:style-name="ce55" office:value="49" office:value-type="float">
            <text:p>49</text:p>
          </table:table-cell>
          <table:table-cell ns41:value-type="float" table:style-name="ce49" office:value="250309" office:value-type="float">
            <text:p>250309</text:p>
          </table:table-cell>
          <table:table-cell table:number-columns-repeated="983"/>
        </table:table-row>
        <table:table-row table:style-name="ro6" table:number-rows-repeated="104850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0:04</dc:date>
    <meta:document-statistic meta:object-count="0" meta:cell-count="1497" meta:table-count="1"/>
    <meta:generator>ODFPY/1.3.0dev</meta:generator>
  </office:meta>
</office:document-meta>
</file>